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632" officeooo:paragraph-rsid="00008632"/>
    </style:style>
    <style:style style:name="P2" style:family="paragraph" style:parent-style-name="Standard">
      <style:text-properties officeooo:rsid="00008632" officeooo:paragraph-rsid="00020d91"/>
    </style:style>
    <style:style style:name="P3" style:family="paragraph" style:parent-style-name="Standard">
      <style:text-properties fo:font-weight="bold" officeooo:rsid="00008632" officeooo:paragraph-rsid="00008632" style:font-weight-asian="bold" style:font-weight-complex="bold"/>
    </style:style>
    <style:style style:name="P4" style:family="paragraph" style:parent-style-name="Standard">
      <style:text-properties officeooo:rsid="00020d91" officeooo:paragraph-rsid="00020d91"/>
    </style:style>
    <style:style style:name="P5" style:family="paragraph" style:parent-style-name="Standard">
      <style:text-properties officeooo:rsid="00050483" officeooo:paragraph-rsid="00050483"/>
    </style:style>
    <style:style style:name="P6" style:family="paragraph" style:parent-style-name="Standard">
      <style:text-properties officeooo:rsid="00074ac1" officeooo:paragraph-rsid="00074ac1"/>
    </style:style>
    <style:style style:name="P7" style:family="paragraph" style:parent-style-name="Standard">
      <style:text-properties officeooo:rsid="00074ac1" officeooo:paragraph-rsid="00074ac1"/>
    </style:style>
    <style:style style:name="P8" style:family="paragraph" style:parent-style-name="Standard">
      <style:text-properties officeooo:rsid="000a7470" officeooo:paragraph-rsid="000a7470"/>
    </style:style>
    <style:style style:name="T1" style:family="text">
      <style:text-properties officeooo:rsid="00020d91"/>
    </style:style>
    <style:style style:name="T2" style:family="text">
      <style:text-properties officeooo:rsid="000265c3"/>
    </style:style>
    <style:style style:name="T3" style:family="text">
      <style:text-properties officeooo:rsid="0003b509"/>
    </style:style>
    <style:style style:name="T4" style:family="text">
      <style:text-properties officeooo:rsid="0003f237"/>
    </style:style>
    <style:style style:name="T5" style:family="text">
      <style:text-properties style:text-position="super 58%"/>
    </style:style>
    <style:style style:name="T6" style:family="text">
      <style:text-properties officeooo:rsid="000a74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dv client <text:span text:style-name="T2">The A-</text:span>Team -</text:p>
      <text:p text:style-name="P1"/>
      <text:p text:style-name="P1">Refonte site web The Market Tavern </text:p>
      <text:p text:style-name="P1"/>
      <text:p text:style-name="P3"><text:s/>I – Definition des demandes du clients</text:p>
      <text:p text:style-name="P1"/>
      <text:p text:style-name="P1"><text:tab/> A) Quelle est leur priorité du resto ? Aspect bar ou restaurant ? (par rapport au CA). Typologie clientèle ? <text:s/>- <text:span text:style-name="T3">L</text:span></text:p>
      <text:p text:style-name="P1"/>
      <text:p text:style-name="P1"><text:tab/>B) Quelle est leur identité ? Logo à fournir, charte graphique ? -<text:span text:style-name="T3">S</text:span></text:p>
      <text:p text:style-name="P1"/>
      <text:p text:style-name="P1"><text:tab/>C) Moyens de communication actuel ? Réseaux sociaux ? Tripadvisor ? A faire apparaître sur le site ou non ? - <text:span text:style-name="T3">J</text:span></text:p>
      <text:p text:style-name="P1"/>
      <text:p text:style-name="P1"><text:tab/>D) Volonté de réserver en ligne ? Bdd client avec formulaire et/ou mailing ? <text:span text:style-name="T2">Livraison à domicile ? -B</text:span></text:p>
      <text:p text:style-name="P1"/>
      <text:p text:style-name="P1"/>
      <text:p text:style-name="P3">II – Site actuel – Notre analyse <text:s/>-<text:span text:style-name="T3">S</text:span></text:p>
      <text:p text:style-name="P1"/>
      <text:p text:style-name="P1"><text:tab/>A) Beaucoup trop de texte =&gt; Peu ergonomique </text:p>
      <text:p text:style-name="P1"><text:line-break/><text:tab/>B) <text:s/>Aller à l’essentiel <text:s/>=&gt; Moyen de contacter peu facile à trouver.</text:p>
      <text:p text:style-name="P1"/>
      <text:p text:style-name="P1"/>
      <text:p text:style-name="P3">III – Notre vision du futur site <text:s/></text:p>
      <text:p text:style-name="P1"/>
      <text:p text:style-name="P1"><text:tab/>A) <text:s/>Site en 2 pages <text:s/>-<text:span text:style-name="T4">B</text:span></text:p>
      <text:p text:style-name="P1"/>
      <text:p text:style-name="P1"><text:tab/><text:tab/>1 – Une premiere page qui irait à l’essentiel avec menu, carte, reservation, evenements,</text:p>
      <text:p text:style-name="P1"/>
      <text:p text:style-name="P1"><text:tab/><text:tab/>2 – Une deuxième « moins nécessaire au client » <text:s/><text:span text:style-name="T1">montrant l’historique du bar + archives evemement et portofolio</text:span></text:p>
      <text:p text:style-name="P1"/>
      <text:p text:style-name="P1"/>
      <text:p text:style-name="P1"><text:tab/><text:span text:style-name="T1">B) Page d’acceuil (page principale) : -J</text:span></text:p>
      <text:p text:style-name="P1"><text:tab/><text:tab/></text:p>
      <text:p text:style-name="P1"><text:tab/><text:tab/><text:span text:style-name="T1">1 – « Menu » fixée en haut de la page avec les infos essentielles (adresse, tel, contact, bouton réserver)</text:span></text:p>
      <text:p text:style-name="P1"><text:tab/></text:p>
      <text:p text:style-name="P2"><text:tab/><text:tab/><text:span text:style-name="T1">2 – Page d’acceuil : </text:span></text:p>
      <text:p text:style-name="P4"><text:tab/><text:tab/><text:tab/></text:p>
      <text:p text:style-name="P4"><text:tab/><text:tab/><text:tab/><text:tab/>2 possibilités :</text:p>
      <text:p text:style-name="P2"/>
      <text:p text:style-name="P4"><text:tab/><text:tab/><text:tab/><text:tab/>1 - Une photo principale en fond d’image avec un burger en haut à droite montrant le menu (puis scroller sur cette page). Puis image « splittée » en deux avec des liens vers soit, le resto, soit le bar </text:p>
      <text:p text:style-name="P2"/>
      <text:p text:style-name="P2"><text:tab/><text:tab/><text:tab/><text:tab/><text:span text:style-name="T1">2 – Une image égalemement en background (un peu d’opacité) avec des vignettes qui seraient présentes dessus et qui ferait office du menu puis scroll pour aller aux liens. </text:span></text:p>
      <text:p text:style-name="P2"><text:soft-page-break/></text:p>
      <text:p text:style-name="P5">Second Rdv client le 07/03 projet Market Tavern : </text:p>
      <text:p text:style-name="P5"/>
      <text:p text:style-name="P5">1 – Rappel des choix fait lors du 1<text:span text:style-name="T5">er</text:span> rdv </text:p>
      <text:p text:style-name="P5"><text:tab/></text:p>
      <text:p text:style-name="P5"><text:tab/>=&gt; Site en deux pages</text:p>
      <text:p text:style-name="P5"><text:tab/><text:tab/>=&gt; 1ere page avec l’essentiel du site pour afficher les informations principales pour le client </text:p>
      <text:p text:style-name="P5"><text:tab/><text:tab/>=&gt; 2eme page pour « aller plus loin » dans l’histoire du bar / resto. Revenir sur certains évenements (galérie photo par ex). </text:p>
      <text:p text:style-name="P5"/>
      <text:p text:style-name="P5"><text:tab/>=&gt; Barre fixé tout en haut du site toujours visible avec des informations principales (adresse, tel, bouton réserver). </text:p>
      <text:p text:style-name="P5"/>
      <text:p text:style-name="P5"><text:tab/><text:tab/></text:p>
      <text:p text:style-name="P5">II <text:s/>- Ordre de la 1ere page d’apparition du site pour le client </text:p>
      <text:p text:style-name="P5"/>
      <text:p text:style-name="P5"><text:tab/>=&gt; Rappel en montrant les wireframe</text:p>
      <text:p text:style-name="P5"/>
      <text:p text:style-name="P5"><text:tab/>=&gt; « Cover page ». Une image du restaurant en fond d’écran avec par dessus des  « vignettes » qui feront office du menu </text:p>
      <text:p text:style-name="P5"/>
      <text:p text:style-name="P5"><text:tab/>=&gt; Puis en « scrollant » </text:p>
      <text:p text:style-name="P5"/>
      <text:p text:style-name="P5">- Bref  « notre histoire » pour rediriger vers la 2eme page</text:p>
      <text:p text:style-name="P5">- Aperçu visuel de plats qui défilent (slider)</text:p>
      <text:p text:style-name="P5">- Menus et carte du restaurant</text:p>
      <text:p text:style-name="P5">- Partie bar et évenements (listing des évenements à venir plus image)</text:p>
      <text:p text:style-name="P5">- Formulaire de contact, réservations et plans</text:p>
      <text:p text:style-name="P5">- Bas de page avec le squelette du site</text:p>
      <text:p text:style-name="P5"/>
      <text:p text:style-name="P6">Valider tout ceci avec les clients avant de passer à la suite. Si modificatios à venir, quelles sont les demandes du client ? A voir avec eux et les choix doivent être arrétés lors de ce rdv. </text:p>
      <text:p text:style-name="P5"/>
      <text:p text:style-name="P5"><text:s text:c="2"/></text:p>
      <text:p text:style-name="P6">III – Identité visuelle </text:p>
      <text:p text:style-name="P6"><text:tab/></text:p>
      <text:p text:style-name="P6"><text:tab/>=&gt; Quelles couleurs doivent prédominer pour eux ? <text:span text:style-name="T6">Si site d’origine londonienne, </text:span></text:p>
      <text:p text:style-name="P6"/>
      <text:p text:style-name="P8">Code couleur  (reprendre couleur de l’Angleterre ) <text:s/>=&gt; Blanc, Rouge et bleu foncé</text:p>
      <text:p text:style-name="P8"/>
      <text:p text:style-name="P8">A chaque changement de section sur la page principale, elle seront délimités par un changement de fond d’écran (« background »), ce qui permet de mieux distinguer chaque section.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21:49.044781642</meta:creation-date>
    <dc:date>2018-03-07T10:24:17.392182857</dc:date>
    <meta:editing-duration>PT46M4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539" meta:character-count="3049" meta:non-whitespace-character-count="2456"/>
  </office:meta>
</office:document-meta>
</file>